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-color="#ffffff"/>
      <style:paragraph-properties fo:text-align="center"/>
      <style:text-properties fo:font-size="12pt"/>
    </style:style>
    <style:style style:name="P4" style:family="paragraph">
      <loext:graphic-properties draw:fill-color="#ffffff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T1" style:family="text">
      <style:text-properties fo:font-size="18pt" style:font-size-asian="15pt" style:font-size-complex="18pt"/>
    </style:style>
    <style:style style:name="T2" style:family="text">
      <style:text-properties fo:font-size="12pt"/>
    </style:style>
    <style:style style:name="T3" style:family="text">
      <style:text-properties fo:font-size="18pt" style:text-underline-style="solid" style:text-underline-width="auto" style:text-underline-color="font-color" fo:font-weight="bold" style:font-size-asian="15pt" style:font-weight-asian="bold" style:font-size-complex="18pt" style:font-weight-complex="bold"/>
    </style:style>
    <style:style style:name="T4" style:family="text">
      <style:text-properties fo:font-size="15pt" style:text-underline-style="solid" style:text-underline-width="auto" style:text-underline-color="font-color" fo:font-weight="bold" style:font-size-asian="13pt" style:font-weight-asian="bold" style:font-size-complex="15pt" style:font-weight-complex="bold"/>
    </style:style>
    <style:style style:name="gr1" style:family="graphic">
      <style:graphic-properties draw:stroke="solid" svg:stroke-width="0.0201in" svg:stroke-color="#000000" draw:marker-start-width="0.1689in" draw:marker-end-width="0.1689in" draw:fill-color="#ffffff" draw:textarea-horizontal-align="justify" draw:textarea-vertical-align="middle" draw:auto-grow-height="false" fo:min-height="0.6161in" fo:min-width="1.689in" fo:padding-top="0.0098in" fo:padding-bottom="0.0098in" fo:padding-left="0.0098in" fo:padding-right="0.0098in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0402in" svg:stroke-color="#000000" draw:marker-start="Arrowheads_20_1" draw:marker-start-width="0.1984in" draw:marker-end="Arrowheads_20_1" draw:marker-end-width="0.1984in" draw:textarea-horizontal-align="center" draw:textarea-vertical-align="middle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0.0201in" svg:stroke-color="#000000" draw:marker-start-width="0.1689in" draw:marker-end-width="0.1689in" draw:fill-color="#ffffff" draw:textarea-horizontal-align="justify" draw:textarea-vertical-align="middle" draw:auto-grow-height="false" fo:min-height="0.5398in" fo:min-width="0.539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width="0.0402in" svg:stroke-color="#000000" draw:marker-start="Arrowheads_20_2" draw:marker-start-width="0.1984in" draw:marker-end="Arrowheads_20_1" draw:marker-end-width="0.1984in" draw:textarea-horizontal-align="center" draw:textarea-vertical-align="middle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width="0.0402in" svg:stroke-color="#000000" draw:marker-start="Arrowheads_20_1" draw:marker-start-width="0.1984in" draw:marker-end="Arrowheads_20_2" draw:marker-end-width="0.1984in" draw:textarea-horizontal-align="center" draw:textarea-vertical-align="middle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vg:stroke-width="0.0201in" svg:stroke-color="#000000" draw:marker-start-width="0.1689in" draw:marker-end-width="0.1689in" draw:fill-color="#ffffff" draw:textarea-horizontal-align="justify" draw:textarea-vertical-align="middle" draw:auto-grow-height="false" fo:min-height="0.5134in" fo:min-width="0.9717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svg:stroke-width="0.0201in" svg:stroke-color="#000000" draw:marker-start-width="0.1689in" draw:marker-end-width="0.1689in" draw:fill-color="#ffffff" draw:textarea-horizontal-align="justify" draw:textarea-vertical-align="middle" draw:auto-grow-height="false" fo:min-height="0.5134in" fo:min-width="1.4827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svg:stroke-width="0.0201in" svg:stroke-color="#000000" draw:marker-start-width="0.1689in" draw:marker-end-width="0.1689in" draw:textarea-horizontal-align="center" draw:textarea-vertical-align="middle" fo:padding-top="0.0098in" fo:padding-bottom="0.0098in" fo:padding-left="0.0098in" fo:padding-right="0.0098in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svg:stroke-width="0.0201in" svg:stroke-color="#000000" draw:marker-start-width="0.1689in" draw:marker-end-width="0.1689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custom-shape text:anchor-type="paragraph" draw:z-index="0" draw:name="Shape1" draw:style-name="gr1" draw:text-style-name="P2" svg:width="1.7087in" svg:height="0.6358in" svg:x="0.2008in" svg:y="3.6819in"><text:p text:style-name="P1"><text:span text:style-name="T1">Album</text:span>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1" draw:name="Shape1" draw:style-name="gr1" draw:text-style-name="P2" svg:width="1.7087in" svg:height="0.6358in" svg:x="0.2008in" svg:y="0.7028in"><text:p text:style-name="P1"><text:span text:style-name="T1">Előadó</text:span>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3" draw:name="Shape1" draw:style-name="gr1" draw:text-style-name="P2" svg:width="1.7087in" svg:height="0.6358in" svg:x="4.0339in" svg:y="6.8382in"><text:p text:style-name="P1"><text:span text:style-name="T1">Kölcsönz</text:span><text:span text:style-name="T1">ő</text:span>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2" draw:name="Shape1" draw:style-name="gr1" draw:text-style-name="P2" svg:width="1.7087in" svg:height="0.6358in" svg:x="4.0339in" svg:y="3.6819in"><text:p text:style-name="P1"><text:span text:style-name="T1">Példány</text:span>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5" draw:name="Shape2" draw:style-name="gr3" draw:text-style-name="P3" svg:width="1.1161in" svg:height="1.1161in" svg:x="0.4925in" svg:y="1.9209in"><text:p text:style-name="P1"><text:span text:style-name="T2">A-E</text:span></text:p>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</draw:custom-shape><draw:line text:anchor-type="paragraph" draw:z-index="4" draw:name="Shape3" draw:style-name="gr2" draw:text-style-name="P1" svg:x1="1.0547in" svg:y1="3.6819in" svg:x2="1.0445in" svg:y2="1.3382in"><text:p/></draw:line><draw:custom-shape text:anchor-type="paragraph" draw:z-index="9" draw:name="Shape2" draw:style-name="gr3" draw:text-style-name="P3" svg:width="1.1161in" svg:height="1.1161in" svg:x="4.3417in" svg:y="4.9945in"><text:p text:style-name="P1"><text:span text:style-name="T2">Kölcsönzés</text:span></text:p>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</draw:custom-shape><draw:line text:anchor-type="paragraph" draw:z-index="6" draw:name="Shape4" draw:style-name="gr4" draw:text-style-name="P1" svg:x1="1.9091in" svg:y1="3.9839in" svg:x2="4.0343in" svg:y2="3.9839in"><text:p/></draw:line><draw:line text:anchor-type="paragraph" draw:z-index="8" draw:name="Shape5" draw:style-name="gr5" draw:text-style-name="P1" svg:x1="4.8882in" svg:y1="4.3173in" svg:x2="4.9091in" svg:y2="6.8382in"><text:p/></draw:line><draw:custom-shape text:anchor-type="paragraph" draw:z-index="7" draw:name="Shape2" draw:style-name="gr3" draw:text-style-name="P3" svg:width="1.1161in" svg:height="1.1161in" svg:x="2.4402in" svg:y="3.4291in"><text:p text:style-name="P1"><text:span text:style-name="T2">A-P</text:span></text:p>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</draw:custom-shape><draw:custom-shape text:anchor-type="paragraph" draw:z-index="10" draw:name="Shape6" draw:style-name="gr6" draw:text-style-name="P4" svg:width="1.4012in" svg:height="0.7524in" svg:x="0.1866in" svg:y="-0.4465in"><text:p text:style-name="P1"><text:span text:style-name="T3">EID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1" draw:name="Shape6" draw:style-name="gr6" draw:text-style-name="P2" svg:width="1.4012in" svg:height="0.7524in" svg:x="2.3634in" svg:y="-0.0228in"><text:p text:style-name="P1"><text:span text:style-name="T1">név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Standard"><draw:line text:anchor-type="paragraph" draw:z-index="28" draw:name="Shape7" draw:style-name="gr8" draw:text-style-name="P1" svg:x1="0.939in" svg:y1="0.1138in" svg:x2="1.0315in" svg:y2="0.511in"><text:p/></draw:line><draw:custom-shape text:anchor-type="paragraph" draw:z-index="12" draw:name="Shape6" draw:style-name="gr6" draw:text-style-name="P2" svg:width="1.4012in" svg:height="0.7524in" svg:x="-0.5772in" svg:y="4.6346in"><text:p text:style-name="P1"><text:span text:style-name="T1">cím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3" draw:name="Shape6" draw:style-name="gr6" draw:text-style-name="P4" svg:width="1.4012in" svg:height="0.7524in" svg:x="3.4736in" svg:y="1.9264in"><text:p text:style-name="P1"><text:span text:style-name="T3">PID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4" draw:name="Shape6" draw:style-name="gr6" draw:text-style-name="P2" svg:width="1.4012in" svg:height="0.7524in" svg:x="5.6035in" svg:y="2.111in"><text:p text:style-name="P1"><text:span text:style-name="T1">állapot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5" draw:name="Shape6" draw:style-name="gr7" draw:text-style-name="P4" svg:width="2.1232in" svg:height="0.7524in" svg:x="1.6083in" svg:y="2.4354in"><text:p text:style-name="P1"><text:span text:style-name="T4">KATALÓGUSSZÁM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6" draw:name="Shape6" draw:style-name="gr6" draw:text-style-name="P2" svg:width="1.4012in" svg:height="0.7524in" svg:x="1.2173in" svg:y="4.6465in"><text:p text:style-name="P1"><text:span text:style-name="T1">kiadás éve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7" draw:name="Shape6" draw:style-name="gr6" draw:text-style-name="P2" svg:width="1.4012in" svg:height="0.7524in" svg:x="5.6618in" svg:y="4.4256in"><text:p text:style-name="P1"><text:span text:style-name="T1">tól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8" draw:name="Shape6" draw:style-name="gr6" draw:text-style-name="P2" svg:width="1.4012in" svg:height="0.7524in" svg:x="5.6846in" svg:y="5.5264in"><text:p text:style-name="P1"><text:span text:style-name="T1">ig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9" draw:name="Shape6" draw:style-name="gr6" draw:text-style-name="P2" svg:width="1.4012in" svg:height="0.7524in" svg:x="2.872in" svg:y="5.5839in"><text:p text:style-name="P1"><text:span text:style-name="T1">visszahozva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0" draw:name="Shape6" draw:style-name="gr6" draw:text-style-name="P2" svg:width="1.4012in" svg:height="0.7524in" svg:x="1.772in" svg:y="6.6028in"><text:p text:style-name="P1"><text:span text:style-name="T1">telefon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1" draw:name="Shape6" draw:style-name="gr6" draw:text-style-name="P2" svg:width="1.4012in" svg:height="0.7524in" svg:x="2.7909in" svg:y="7.5854in"><text:p text:style-name="P1"><text:span text:style-name="T1">lakcím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2" draw:name="Shape6" draw:style-name="gr6" draw:text-style-name="P2" svg:width="1.4012in" svg:height="0.7524in" svg:x="5.8008in" svg:y="7.2965in"><text:p text:style-name="P1"><text:span text:style-name="T1">név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3" draw:name="Shape6" draw:style-name="gr6" draw:text-style-name="P4" svg:width="1.4012in" svg:height="0.7524in" svg:x="4.4in" svg:y="7.8992in"><text:p text:style-name="P1"><text:span text:style-name="T3">ID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4" draw:name="Shape6" draw:style-name="gr6" draw:text-style-name="P2" svg:width="1.4012in" svg:height="0.7524in" svg:x="0.1634in" svg:y="7.5508in"><text:p text:style-name="P1"><text:span text:style-name="T1">irányító sz.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5" draw:name="Shape6" draw:style-name="gr6" draw:text-style-name="P2" svg:width="1.4012in" svg:height="0.7524in" svg:x="1.9575in" svg:y="9.0429in"><text:p text:style-name="P1"><text:span text:style-name="T1">utca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6" draw:name="Shape6" draw:style-name="gr6" draw:text-style-name="P2" svg:width="1.4012in" svg:height="0.7524in" svg:x="3.9484in" svg:y="9.1717in"><text:p text:style-name="P1"><text:span text:style-name="T1">házszám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7" draw:name="Shape6" draw:style-name="gr6" draw:text-style-name="P2" svg:width="1.4012in" svg:height="0.7524in" svg:x="0.4417in" svg:y="8.5925in"><text:p text:style-name="P1"><text:span text:style-name="T1">város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29" draw:name="Shape8" draw:style-name="gr9" draw:text-style-name="P1" svg:x1="1.9091in" svg:y1="0.7244in" svg:x2="2.5472in" svg:y2="0.4236in"><text:p/></draw:line><draw:line text:anchor-type="paragraph" draw:z-index="30" draw:name="Shape9" draw:style-name="gr9" draw:text-style-name="P1" svg:x1="1.5638in" svg:y1="3.4902in" svg:x2="1.8657in" svg:y2="3.052in"><text:p/></draw:line><draw:line text:anchor-type="paragraph" draw:z-index="31" draw:name="Shape10" draw:style-name="gr9" draw:text-style-name="P1" svg:x1="0.6378in" svg:y1="4.1256in" svg:x2="0.2098in" svg:y2="4.6346in"><text:p/></draw:line><draw:line text:anchor-type="paragraph" draw:z-index="32" draw:name="Shape11" draw:style-name="gr9" draw:text-style-name="P1" svg:x1="1.4362in" svg:y1="4.1256in" svg:x2="1.9571in" svg:y2="4.6465in"><text:p/></draw:line><draw:line text:anchor-type="paragraph" draw:z-index="33" draw:name="Shape12" draw:style-name="gr9" draw:text-style-name="P1" svg:x1="4.5264in" svg:y1="3.4902in" svg:x2="4.3071in" svg:y2="2.6783in"><text:p/></draw:line><draw:line text:anchor-type="paragraph" draw:z-index="34" draw:name="Shape13" draw:style-name="gr9" draw:text-style-name="P1" svg:x1="5.5453in" svg:y1="3.4906in" svg:x2="6.2169in" svg:y2="2.8634in"><text:p/></draw:line><draw:line text:anchor-type="paragraph" draw:z-index="35" draw:name="Shape14" draw:style-name="gr9" draw:text-style-name="P1" svg:x1="4.561in" svg:y1="5.5744in" svg:x2="4.1445in" svg:y2="5.748in"><text:p/></draw:line><draw:line text:anchor-type="paragraph" draw:z-index="36" draw:name="Shape15" draw:style-name="gr9" draw:text-style-name="P1" svg:x1="5.3138in" svg:y1="5.2039in" svg:x2="5.7654in" svg:y2="5.0075in"><text:p/></draw:line><draw:line text:anchor-type="paragraph" draw:z-index="37" draw:name="Shape16" draw:style-name="gr9" draw:text-style-name="P1" svg:x1="5.2209in" svg:y1="5.598in" svg:x2="5.6846in" svg:y2="5.8409in"><text:p/></draw:line><draw:line text:anchor-type="paragraph" draw:z-index="38" draw:name="Shape17" draw:style-name="gr9" draw:text-style-name="P1" svg:x1="3.1728in" svg:y1="7.0516in" svg:x2="4.0339in" svg:y2="7.0453in"><text:p/></draw:line><draw:line text:anchor-type="paragraph" draw:z-index="39" draw:name="Shape18" draw:style-name="gr9" draw:text-style-name="P1" svg:x1="4.2953in" svg:y1="7.2819in" svg:x2="3.9598in" svg:y2="7.6701in"><text:p/></draw:line><draw:line text:anchor-type="paragraph" draw:z-index="40" draw:name="Shape19" draw:style-name="gr9" draw:text-style-name="P1" svg:x1="5.0472in" svg:y1="7.2819in" svg:x2="5.1752in" svg:y2="7.8992in"><text:p/></draw:line><draw:line text:anchor-type="paragraph" draw:z-index="41" draw:name="Shape20" draw:style-name="gr9" draw:text-style-name="P1" svg:x1="5.7425in" svg:y1="7.2819in" svg:x2="5.9736in" svg:y2="7.4154in"><text:p/></draw:line><draw:line text:anchor-type="paragraph" draw:z-index="42" draw:name="Shape21" draw:style-name="gr9" draw:text-style-name="P1" svg:x1="2.7909in" svg:y1="7.948in" svg:x2="1.5638in" svg:y2="7.9016in"><text:p/></draw:line><draw:line text:anchor-type="paragraph" draw:z-index="43" draw:name="Shape22" draw:style-name="gr9" draw:text-style-name="P1" svg:x1="2.9874in" svg:y1="8.2256in" svg:x2="1.772in" svg:y2="8.7811in"><text:p/></draw:line><draw:line text:anchor-type="paragraph" draw:z-index="44" draw:name="Shape23" draw:style-name="gr9" draw:text-style-name="P1" svg:x1="3.3461in" svg:y1="8.3374in" svg:x2="3.0571in" svg:y2="9.1047in"><text:p/></draw:line><draw:line text:anchor-type="paragraph" draw:z-index="45" draw:name="Shape24" draw:style-name="gr9" draw:text-style-name="P1" svg:x1="3.7965in" svg:y1="8.3083in" svg:x2="4.5035in" svg:y2="9.1717in"><text:p/></draw:line><draw:custom-shape text:anchor-type="paragraph" draw:z-index="46" draw:name="Shape6" draw:style-name="gr6" draw:text-style-name="P2" svg:width="1.4012in" svg:height="0.7524in" svg:x="2.3634in" svg:y="0.7244in"><text:p text:style-name="P1"><text:span text:style-name="T1">ország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47" draw:name="Shape25" draw:style-name="gr9" draw:text-style-name="P1" svg:x1="2.3634in" svg:y1="1.0843in" svg:x2="1.9091in" svg:y2="0.9799in"><text:p/></draw:line><draw:custom-shape text:anchor-type="paragraph" draw:z-index="48" draw:name="Shape6" draw:style-name="gr6" draw:text-style-name="P2" svg:width="1.4012in" svg:height="0.7524in" svg:x="0.3366in" svg:y="5.4874in"><text:p text:style-name="P1"><text:span text:style-name="T1">műfaj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49" draw:name="Shape26" draw:style-name="gr9" draw:text-style-name="P1" svg:x1="1.0264in" svg:y1="4.1256in" svg:x2="1.0354in" svg:y2="5.4874in"><text:p/></draw:lin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heads_20_1" draw:display-name="Arrowheads 1" svg:viewBox="0 0 1131 1918" svg:d="M737 1131h394l-564-1131-567 1131h398l-398 787h1131z"/>
    <draw:marker draw:name="Arrowheads_20_2" draw:display-name="Arrowheads 2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4T15:55:06.697603299</meta:creation-date>
    <dc:date>2019-11-04T17:36:06.496890719</dc:date>
    <meta:editing-duration>PT27M25S</meta:editing-duration>
    <meta:editing-cycles>7</meta:editing-cycles>
    <meta:generator>LibreOffice/6.0.7.3$Linux_X86_64 LibreOffice_project/00m0$Build-3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